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ad3" officeooo:paragraph-rsid="000abad3"/>
    </style:style>
    <style:style style:name="P2" style:family="paragraph" style:parent-style-name="Standard">
      <style:text-properties officeooo:paragraph-rsid="000abad3"/>
    </style:style>
    <style:style style:name="P3" style:family="paragraph" style:parent-style-name="Standard">
      <style:text-properties officeooo:rsid="000bc63c" officeooo:paragraph-rsid="000bc63c"/>
    </style:style>
    <style:style style:name="P4" style:family="paragraph" style:parent-style-name="Standard">
      <style:text-properties officeooo:rsid="000db14d" officeooo:paragraph-rsid="000db14d"/>
    </style:style>
    <style:style style:name="P5" style:family="paragraph" style:parent-style-name="Standard">
      <style:text-properties officeooo:rsid="000e6ea1" officeooo:paragraph-rsid="000e6ea1"/>
    </style:style>
    <style:style style:name="P6" style:family="paragraph" style:parent-style-name="Standard">
      <style:text-properties fo:font-weight="bold" officeooo:rsid="000abad3" officeooo:paragraph-rsid="000abad3" style:font-weight-asian="bold" style:font-weight-complex="bold"/>
    </style:style>
    <style:style style:name="P7" style:family="paragraph" style:parent-style-name="Standard">
      <style:text-properties officeooo:rsid="000fc4fa" officeooo:paragraph-rsid="000fc4fa"/>
    </style:style>
    <style:style style:name="T1" style:family="text">
      <style:text-properties officeooo:rsid="000abad3"/>
    </style:style>
    <style:style style:name="T2" style:family="text">
      <style:text-properties fo:color="#c9211e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color="#c9211e" fo:font-weight="bold" officeooo:rsid="000abad3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abad3" style:font-weight-asian="bold" style:font-weight-complex="bold"/>
    </style:style>
    <style:style style:name="T7" style:family="text">
      <style:text-properties officeooo:rsid="000e6e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<text:span text:style-name="T7">PM</text:span></text:p>
      <text:p text:style-name="P1"/>
      <text:p text:style-name="P1"><text:span text:style-name="T3">NPM GET </text:span>– lista <text:s/>a configuração padrão do NPM INIT -Y </text:p>
      <text:p text:style-name="P1"><text:span text:style-name="T3">npm config set init-author-name Darlan</text:span> – Configura do autor padrão dos package.json.</text:p>
      <text:p text:style-name="P1"><text:span text:style-name="T3">npm config set init-author-url “http://meusite.com”</text:span> – Configura o url padrão do autor no package.json</text:p>
      <text:p text:style-name="P1"><text:span text:style-name="T3">npm config set init-author-email darlangaguiar@gmail.com</text:span><text:span text:style-name="T2"> </text:span>– Configura e-mail do autor no package.json</text:p>
      <text:p text:style-name="P2"><text:span text:style-name="T4">NPM PRUNE</text:span><text:span text:style-name="T1">– se eu deletar uma dependência manualmente direto do package.json o </text:span><text:span text:style-name="T6">npm prune</text:span><text:span text:style-name="T1"> atualiza o meu package .json removendo que não precisa da pasta.</text:span></text:p>
      <text:p text:style-name="P3"><text:span text:style-name="T3">NPM OUTDATED </text:span>- <text:s/>verifica se algum dos pacotes instalados no projeto sofreram atualizações e lista os que tiveram atualização, em seguida o <text:span text:style-name="T5">NPM UPDATE</text:span> atualiza os pacotes.</text:p>
      <text:p text:style-name="P4"><text:span text:style-name="T3">NPM VERIFY </text:span>– verifica o cache do NPM, entrega as informaçoes da quantidade de memória sendo usada pelo cache.</text:p>
      <text:p text:style-name="P4"><text:span text:style-name="T3">NPM CACHE CLEAN –FORCE</text:span> – Limpa o cache do NPM.</text:p>
      <text:p text:style-name="P5"><text:span text:style-name="T3">NPM AUDIT </text:span>– Lista as vulnerabilidades do projeto.</text:p>
      <text:p text:style-name="P5"><text:span text:style-name="T3">NPM AUDIT FIX</text:span>– concerta as vulnerabilidades do projeto, se for quebrar o projeto ele avisa antes de quebrar, se quiser insistir na correção e arriscar a quebar o projeto chame o código <text:span text:style-name="T3">NPM AUDIT FIX –FORCE</text:span>.</text:p>
      <text:p text:style-name="P7"><text:span text:style-name="T3">NPM DOCS NOME-DO-PACOTE</text:span> – abre a documentação da bilblioteca, <text:span text:style-name="T5">NPM HOME NOME-PACOTE</text:span>- <text:s/>abre a homepage do pacote.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08:53:55.683819364</meta:creation-date>
    <dc:date>2022-04-04T10:35:24.570068677</dc:date>
    <meta:editing-duration>PT19M4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84" meta:character-count="1186" meta:non-whitespace-character-count="1002"/>
  </office:meta>
</office:document-meta>
</file>